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Morris 3</text:p>
          </table:table-cell>
          <table:table-cell office:value-type="string">
            <text:p>AA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ryden 1</text:p>
          </table:table-cell>
          <table:table-cell office:value-type="string">
            <text:p>AA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A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Alexus Wiebe</text:p>
          </table:table-cell>
          <table:table-cell office:value-type="string">
            <text:p>Morris 3</text:p>
          </table:table-cell>
          <table:table-cell office:value-type="string">
            <text:p>AA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aya Giesbrecht</text:p>
          </table:table-cell>
          <table:table-cell office:value-type="string">
            <text:p>Morris 3</text:p>
          </table:table-cell>
          <table:table-cell office:value-type="string">
            <text:p>A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essica Janzen</text:p>
          </table:table-cell>
          <table:table-cell office:value-type="string">
            <text:p>Morris 3</text:p>
          </table:table-cell>
          <table:table-cell office:value-type="string">
            <text:p>A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3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ndrew Werstler</text:p>
          </table:table-cell>
          <table:table-cell office:value-type="string">
            <text:p>Dryden 1</text:p>
          </table:table-cell>
          <table:table-cell office:value-type="string">
            <text:p>AA</text:p>
          </table:table-cell>
          <table:table-cell office:value-type="float" office:value="-10">
            <text:p>-1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William Kriese</text:p>
          </table:table-cell>
          <table:table-cell office:value-type="string">
            <text:p>Dryden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eagan Bartel</text:p>
          </table:table-cell>
          <table:table-cell office:value-type="string">
            <text:p>Dryden 1</text:p>
          </table:table-cell>
          <table:table-cell office:value-type="string">
            <text:p>A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ryden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A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A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3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24:35.78</meta:creation-date>
    <dc:date>2019-11-03T18:32:10.09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